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fo:font-weight="bold" officeooo:rsid="000ef5fb" officeooo:paragraph-rsid="000ef5fb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ef5fb" officeooo:paragraph-rsid="000ef5fb"/>
    </style:style>
    <style:style style:name="T1" style:family="text">
      <style:text-properties officeooo:rsid="00104d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 1 Does ANSI recognize the data type DATE?</text:p>
      <text:p text:style-name="P2">Ans <text:span text:style-name="T1">No</text:span>, ANSI <text:span text:style-name="T1">does not </text:span>recognize the data type DATE.</text:p>
      <text:p text:style-name="P2"/>
      <text:p text:style-name="P2"/>
      <text:p text:style-name="P2">Q2 Which subdivision of SQL is used to insert values in tables?</text:p>
      <text:p text:style-name="P2">Ans insert into table values( 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0ef5fb" officeooo:paragraph-rsid="000ef5fb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QL ASSIGNMENT - 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20:21:46.169423154</meta:creation-date>
    <dc:date>2023-09-09T19:59:20.262789982</dc:date>
    <meta:editing-duration>PT8M2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41" meta:character-count="207" meta:non-whitespace-character-count="171"/>
  </office:meta>
</office:document-meta>
</file>